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fo:padding-left="0cm" fo:padding-right="0cm" fo:padding-top="0cm" fo:padding-bottom="0.074cm" fo:border-left="none" fo:border-right="none" fo:border-top="none" fo:border-bottom="0.06pt solid #000000" style:join-border="false"/>
      <style:text-properties style:font-name="Liberation Sans" fo:font-size="12pt" fo:font-weight="bold" officeooo:rsid="00048719" officeooo:paragraph-rsid="00048719" style:font-size-asian="12pt" style:font-weight-asian="bold" style:font-size-complex="12pt" style:font-weight-complex="bold"/>
    </style:style>
    <style:style style:name="P2" style:family="paragraph" style:parent-style-name="Text_20_body">
      <style:paragraph-properties fo:text-align="center" style:justify-single-word="false" fo:padding-left="0cm" fo:padding-right="0cm" fo:padding-top="0cm" fo:padding-bottom="0.074cm" fo:border-left="none" fo:border-right="none" fo:border-top="none" fo:border-bottom="0.06pt solid #000000" style:join-border="false"/>
      <style:text-properties style:font-name="Liberation Sans" fo:font-size="12pt" fo:font-weight="bold" officeooo:rsid="00048719" officeooo:paragraph-rsid="00048719" style:font-size-asian="12pt" style:font-weight-asian="bold" style:font-size-complex="12pt" style:font-weight-complex="bold"/>
    </style:style>
    <style:style style:name="P3" style:family="paragraph" style:parent-style-name="Text_20_body">
      <style:paragraph-properties fo:padding-left="0cm" fo:padding-right="0cm" fo:padding-top="0cm" fo:padding-bottom="0.074cm" fo:border-left="none" fo:border-right="none" fo:border-top="none" fo:border-bottom="0.06pt solid #000000" style:join-border="false"/>
      <style:text-properties officeooo:paragraph-rsid="001122cb"/>
    </style:style>
    <style:style style:name="P4" style:family="paragraph" style:parent-style-name="Standard">
      <style:text-properties style:font-name="Liberation Sans" fo:font-size="12pt" officeooo:rsid="00048719" officeooo:paragraph-rsid="00048719" style:font-size-asian="12pt" style:font-size-complex="12pt"/>
    </style:style>
    <style:style style:name="P5" style:family="paragraph" style:parent-style-name="Text_20_body">
      <style:paragraph-properties fo:text-align="center" style:justify-single-word="false"/>
      <style:text-properties style:font-name="Liberation Sans" fo:font-size="12pt" style:text-underline-style="solid" style:text-underline-width="auto" style:text-underline-color="font-color" fo:font-weight="bold" officeooo:rsid="00048719" officeooo:paragraph-rsid="00048719" style:font-size-asian="12pt" style:font-weight-asian="bold" style:font-size-complex="12pt" style:font-weight-complex="bold"/>
    </style:style>
    <style:style style:name="P6" style:family="paragraph" style:parent-style-name="Text_20_body">
      <style:text-properties style:font-name="Liberation Sans" fo:font-size="12pt" officeooo:rsid="00048719" officeooo:paragraph-rsid="00048719" style:font-size-asian="12pt" style:font-size-complex="12pt"/>
    </style:style>
    <style:style style:name="P7" style:family="paragraph" style:parent-style-name="Text_20_body">
      <style:text-properties style:font-name="Liberation Sans" fo:font-size="12pt" fo:font-weight="bold" officeooo:paragraph-rsid="00048719" style:font-size-asian="12pt" style:font-weight-asian="bold" style:font-size-complex="12pt" style:font-weight-complex="bold"/>
    </style:style>
    <style:style style:name="P8" style:family="paragraph" style:parent-style-name="Heading_20_3">
      <style:paragraph-properties fo:text-align="center" style:justify-single-word="false" fo:break-before="page"/>
      <style:text-properties style:font-name="Liberation Sans" fo:font-size="12pt" style:text-underline-style="solid" style:text-underline-width="auto" style:text-underline-color="font-color" officeooo:rsid="00048719" officeooo:paragraph-rsid="00048719" style:font-size-asian="12pt" style:font-size-complex="12pt"/>
    </style:style>
    <style:style style:name="P9" style:family="paragraph" style:parent-style-name="Preformatted_20_Text">
      <style:text-properties style:font-name="Liberation Sans" fo:font-size="12pt" style:font-size-asian="12pt" style:font-size-complex="12pt"/>
    </style:style>
    <style:style style:name="P10" style:family="paragraph" style:parent-style-name="Preformatted_20_Text">
      <style:text-properties style:font-name="Liberation Sans" fo:font-size="12pt" fo:font-weight="bold" style:font-size-asian="12pt" style:font-size-complex="12pt"/>
    </style:style>
    <style:style style:name="P11" style:family="paragraph" style:parent-style-name="Preformatted_20_Text">
      <style:text-properties style:font-name="Liberation Sans" fo:font-size="12pt" fo:font-weight="bold" style:font-size-asian="12pt" style:font-weight-asian="bold" style:font-size-complex="12pt" style:font-weight-complex="bold"/>
    </style:style>
    <style:style style:name="P12" style:family="paragraph" style:parent-style-name="Preformatted_20_Text">
      <style:text-properties style:font-name="Liberation Sans" fo:font-size="12pt" style:text-underline-style="solid" style:text-underline-width="auto" style:text-underline-color="font-color" fo:font-weight="bold" style:font-size-asian="12pt" style:font-weight-asian="bold" style:font-size-complex="12pt" style:font-weight-complex="bold"/>
    </style:style>
    <style:style style:name="P13" style:family="paragraph" style:parent-style-name="Preformatted_20_Text">
      <style:text-properties fo:color="#008000" style:font-name="Liberation Sans" fo:font-size="12pt" style:font-size-asian="12pt" style:font-size-complex="12pt"/>
    </style:style>
    <style:style style:name="P14" style:family="paragraph" style:parent-style-name="Text_20_body">
      <style:text-properties style:font-name="Liberation Sans" fo:font-size="12pt" style:font-size-asian="12pt" style:font-size-complex="12pt"/>
    </style:style>
    <style:style style:name="P15" style:family="paragraph" style:parent-style-name="Preformatted_20_Text">
      <style:text-properties style:font-name="Liberation Sans" fo:font-size="12pt" style:font-size-asian="12pt" style:font-size-complex="12pt"/>
    </style:style>
    <style:style style:name="P16" style:family="paragraph" style:parent-style-name="Preformatted_20_Text">
      <style:paragraph-properties fo:margin-top="0cm" fo:margin-bottom="0.499cm" loext:contextual-spacing="false"/>
      <style:text-properties style:font-name="Liberation Sans" fo:font-size="12pt" style:text-underline-style="solid" style:text-underline-width="auto" style:text-underline-color="font-color" fo:font-weight="bold" officeooo:rsid="00048719" officeooo:paragraph-rsid="001141de" style:font-size-asian="12pt" style:font-weight-asian="bold" style:font-size-complex="12pt" style:font-weight-complex="bold"/>
    </style:style>
    <style:style style:name="P17" style:family="paragraph" style:parent-style-name="Preformatted_20_Text">
      <style:paragraph-properties fo:margin-top="0cm" fo:margin-bottom="0.499cm" loext:contextual-spacing="false"/>
      <style:text-properties style:font-name="Liberation Sans" fo:font-size="12pt" style:font-size-asian="12pt" style:font-size-complex="12pt"/>
    </style:style>
    <style:style style:name="P18" style:family="paragraph" style:parent-style-name="Preformatted_20_Text">
      <style:paragraph-properties fo:margin-top="0cm" fo:margin-bottom="0.499cm" loext:contextual-spacing="false" fo:line-height="100%" fo:text-align="end" style:justify-single-word="false"/>
      <style:text-properties style:font-name="Liberation Sans" fo:font-size="12pt" style:font-size-asian="12pt" style:font-size-complex="12pt"/>
    </style:style>
    <style:style style:name="P19" style:family="paragraph" style:parent-style-name="Preformatted_20_Text">
      <style:paragraph-properties fo:margin-top="0cm" fo:margin-bottom="0.499cm" loext:contextual-spacing="false" fo:line-height="100%" fo:text-align="end" style:justify-single-word="false"/>
      <style:text-properties style:font-name="Abyssinica SIL" fo:font-size="14pt" fo:font-weight="bold" officeooo:rsid="001ab372" officeooo:paragraph-rsid="001ab372" style:font-size-asian="14pt" style:font-weight-asian="bold" style:font-size-complex="14pt" style:font-weight-complex="bold"/>
    </style:style>
    <style:style style:name="T1" style:family="text">
      <style:text-properties fo:font-weight="bold"/>
    </style:style>
    <style:style style:name="T2" style:family="text">
      <style:text-properties fo:font-style="italic"/>
    </style:style>
    <style:style style:name="T3" style:family="text">
      <style:text-properties style:text-position="33% 80%"/>
    </style:style>
    <style:style style:name="T4" style:family="text">
      <style:text-properties fo:color="#008000"/>
    </style:style>
    <style:style style:name="T5" style:family="text">
      <style:text-properties fo:color="#008000" fo:font-style="italic"/>
    </style:style>
    <style:style style:name="T6" style:family="text">
      <style:text-properties fo:color="#008000" style:font-name="Liberation Sans" fo:font-size="12pt" style:font-size-asian="12pt" style:font-size-complex="12pt"/>
    </style:style>
    <style:style style:name="T7" style:family="text">
      <style:text-properties style:font-name="Liberation San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D5</text:p>
      <text:p text:style-name="P2">The MD5 hashing algorithm is a one-way cryptographic function that accepts a message of any length as input and returns as output a fixed-length digest value to be used for authenticating the original message.</text:p>
      <text:p text:style-name="P5">ALGORITHM</text:p>
      <text:p text:style-name="P7">The algorithm takes as input a message of arbitrary length and produces as output a 128-bit "fingerprint" or "message digest" of the input. It is often misunderstood that it is computationally infeasible to produce two messages having the same message digest, or to produce any message having a given prespecified target message digest.</text:p>
      <text:p text:style-name="Text_20_body">MD5 processes a variable-length message into a fixed-length output of 128 bits. The input message is broken up into chunks of 512-bit blocks (sixteen 32-bit words); the message is padded so that its length is divisible by 512.</text:p>
      <text:p text:style-name="Text_20_body">The output from MD5 is always a 128-bit message digest value.</text:p>
      <text:p text:style-name="P12">MD5 Algo Description</text:p>
      <text:p text:style-name="P9"/>
      <text:p text:style-name="P9"><text:s text:c="3"/>The following five steps are performed to compute the message digest</text:p>
      <text:p text:style-name="P9"><text:s text:c="3"/>of the message.</text:p>
      <text:p text:style-name="P9"/>
      <text:p text:style-name="P11">Step 1. Append Padding Bits</text:p>
      <text:p text:style-name="P9"/>
      <text:p text:style-name="P9"><text:s text:c="3"/>The message is "padded" (extended) so that its length (in bits) is</text:p>
      <text:p text:style-name="P9"><text:s text:c="3"/>congruent to 448, modulo 512. That is, the message is extended so</text:p>
      <text:p text:style-name="P9"><text:s text:c="3"/>that it is just 64 bits shy of being a multiple of 512 bits long.</text:p>
      <text:p text:style-name="P9"><text:s text:c="3"/>Padding is always performed, even if the length of the message is</text:p>
      <text:p text:style-name="P9"><text:s text:c="3"/>already congruent to 448, modulo 512.</text:p>
      <text:p text:style-name="P9"/>
      <text:p text:style-name="P9"><text:s text:c="3"/>Padding is performed as follows: a single "1" bit is appended to the</text:p>
      <text:p text:style-name="P9"><text:s text:c="3"/>message, and then "0" bits are appended so that the length in bits of</text:p>
      <text:p text:style-name="P9"><text:s text:c="3"/>the padded message becomes congruent to 448, modulo 512. In all, at</text:p>
      <text:p text:style-name="P9"><text:s text:c="3"/>least one bit and at most 512 bits are appended.</text:p>
      <text:p text:style-name="P9"/>
      <text:p text:style-name="P11">Step 2. Append Length</text:p>
      <text:p text:style-name="P9"/>
      <text:p text:style-name="P9"><text:s text:c="3"/>A 64-bit representation of b (the length of the message before the</text:p>
      <text:p text:style-name="P9"><text:s text:c="3"/>padding bits were added) is appended to the result of the previous</text:p>
      <text:p text:style-name="P9"><text:s text:c="3"/>step. In the unlikely event that b is greater than 2^64, then only</text:p>
      <text:p text:style-name="P9"><text:s text:c="3"/>the low-order 64 bits of b are used. (These bits are appended as two</text:p>
      <text:p text:style-name="P9"><text:s text:c="3"/>32-bit words and appended low-order word first in accordance with the</text:p>
      <text:p text:style-name="P9"><text:s text:c="3"/>previous conventions.)</text:p>
      <text:p text:style-name="P9"/>
      <text:p text:style-name="P9"><text:s text:c="3"/>At this point the resulting message (after padding with bits and with</text:p>
      <text:p text:style-name="P9"><text:s text:c="3"/>b) has a length that is an exact multiple of 512 bits. Equivalently,</text:p>
      <text:p text:style-name="P9"><text:s text:c="3"/>this message has a length that is an exact multiple of 16 (32-bit)</text:p>
      <text:p text:style-name="P9"><text:s text:c="3"/>words. Let M[0 ... N-1] denote the words of the resulting message,</text:p>
      <text:p text:style-name="P9"><text:s text:c="3"/>where N is a multiple of 16.</text:p>
      <text:p text:style-name="P9"/>
      <text:p text:style-name="P11"/>
      <text:p text:style-name="P11"><text:soft-page-break/>Step 3. Initialize MD Buffer</text:p>
      <text:p text:style-name="P9"/>
      <text:p text:style-name="P9"><text:s text:c="3"/>A four-word buffer (A,B,C,D) is used to compute the message digest.</text:p>
      <text:p text:style-name="P9"><text:s text:c="3"/>Here each of A, B, C, D is a 32-bit register. These registers are</text:p>
      <text:p text:style-name="P9"><text:s text:c="3"/>initialized to the following values in hexadecimal, low-order bytes</text:p>
      <text:p text:style-name="P9"><text:s text:c="3"/>first):</text:p>
      <text:p text:style-name="P9"/>
      <text:p text:style-name="P9"><text:s text:c="10"/>word A: 01 23 45 67</text:p>
      <text:p text:style-name="P9"><text:s text:c="10"/>word B: 89 ab cd ef</text:p>
      <text:p text:style-name="P9"><text:s text:c="10"/>word C: fe dc ba 98</text:p>
      <text:p text:style-name="P9"><text:s text:c="10"/>word D: 76 54 32 10</text:p>
      <text:p text:style-name="P9"/>
      <text:p text:style-name="P11">Step 4. Process Message in 16-Word Blocks</text:p>
      <text:p text:style-name="P9"/>
      <text:p text:style-name="P9"><text:s text:c="3"/>We first define four auxiliary functions that each take as input</text:p>
      <text:p text:style-name="P9"><text:s text:c="3"/>three 32-bit words and produce as output one 32-bit word.</text:p>
      <text:p text:style-name="P9"/>
      <text:p text:style-name="P9"><text:s text:c="10"/>F(X,Y,Z) = XY v not(X) Z</text:p>
      <text:p text:style-name="P9"><text:s text:c="10"/>G(X,Y,Z) = XZ v Y not(Z)</text:p>
      <text:p text:style-name="P9"><text:s text:c="10"/>H(X,Y,Z) = X xor Y xor Z</text:p>
      <text:p text:style-name="P9"><text:s text:c="10"/>I(X,Y,Z) = Y xor (X v not(Z))</text:p>
      <text:p text:style-name="P9"/>
      <text:p text:style-name="P9"><text:s text:c="3"/>In each bit position F acts as a conditional: if X then Y else Z.</text:p>
      <text:p text:style-name="P9"><text:s text:c="3"/>The function F could have been defined using + instead of v since XY</text:p>
      <text:p text:style-name="P9"><text:s text:c="3"/>and not(X)Z will never have 1's in the same bit position.) It is</text:p>
      <text:p text:style-name="P9"><text:s text:c="3"/>interesting to note that if the bits of X, Y, and Z are independent</text:p>
      <text:p text:style-name="P9"><text:s text:c="3"/>and unbiased, the each bit of F(X,Y,Z) will be independent and</text:p>
      <text:p text:style-name="P9"><text:s text:c="3"/>unbiased.</text:p>
      <text:p text:style-name="P9"><text:s text:c="3"/>The functions G, H, and I are similar to the function F, in that they</text:p>
      <text:p text:style-name="P9"><text:s text:c="3"/>act in "bitwise parallel" to produce their output from the bits of X,</text:p>
      <text:p text:style-name="P9"><text:s text:c="3"/>Y, and Z, in such a manner that if the corresponding bits of X, Y,</text:p>
      <text:p text:style-name="P9"><text:s text:c="3"/>and Z are independent and unbiased, then each bit of G(X,Y,Z),</text:p>
      <text:p text:style-name="P9"><text:s text:c="3"/>H(X,Y,Z), and I(X,Y,Z) will be independent and unbiased. Note that</text:p>
      <text:p text:style-name="P9"><text:s text:c="3"/>the function H is the bit-wise "xor" or "parity" function of its</text:p>
      <text:p text:style-name="P9"><text:s text:c="3"/>inputs.</text:p>
      <text:p text:style-name="P9"/>
      <text:p text:style-name="P16">Application of MD5</text:p>
      <text:p text:style-name="P4"/>
      <text:p text:style-name="P6">If you have noticed, many times software download pages will provide MD5 checksum along with the software.</text:p>
      <text:p text:style-name="P14">Once downloaded we can match the downloaded file against the MD5 checksum to make sure that that file is not corrupt due to instability in internet network or due to virus infections or hacker attack.</text:p>
      <text:p text:style-name="Text_20_body"><text:span text:style-name="T7">MD5 was initially designed to be used as a cryptographic hash function</text:span><text:bookmark text:name="cite-wsjbi"/><text:a xlink:type="simple" xlink:href="https://www.quora.com/What-are-applications-of-MD5#wsjbi" text:style-name="Internet_20_link" text:visited-style-name="Visited_20_Internet_20_Link"><text:span text:style-name="T7">[3]</text:span></text:a><text:span text:style-name="T7"> but no longer used for original purpose, because it have been found to suffer from extensive vulnerabilities.</text:span></text:p>
      <text:p text:style-name="P3"><text:span text:style-name="T7">MD5 is also used in the field of electronic discovery</text:span><text:bookmark text:name="cite-DeYpT"/><text:a xlink:type="simple" xlink:href="https://www.quora.com/What-are-applications-of-MD5#DeYpT" text:style-name="Internet_20_link" text:visited-style-name="Visited_20_Internet_20_Link"><text:span text:style-name="T7">[4]</text:span></text:a><text:span text:style-name="T7">, in order to provide a unique identifier for each document that is exchanged during the legal discovery process.</text:span></text:p>
      <text:h text:style-name="P8" text:outline-level="3"><text:bookmark text:name="Pseudocode"/>Pseudocode</text:h>
      <text:p text:style-name="Text_20_body"><text:span text:style-name="T7">The MD5 hash is calculated according to this algorithm. All values are in </text:span><text:a xlink:type="simple" xlink:href="https://en.wikipedia.org/wiki/Endianness" text:style-name="Internet_20_link" text:visited-style-name="Visited_20_Internet_20_Link"><text:span text:style-name="T7">little-endian</text:span></text:a><text:span text:style-name="T7">. </text:span></text:p>
      <text:p text:style-name="P13">//<text:span text:style-name="T2">Note: All variables are unsigned 32 bit and wrap modulo 2^32 when calculating</text:span></text:p>
      <text:p text:style-name="P9"><text:span text:style-name="T1">var</text:span> <text:span text:style-name="T2">int</text:span>[64] s, K</text:p>
      <text:p text:style-name="P9"><text:span text:style-name="T1">var</text:span> <text:span text:style-name="T2">int</text:span> i</text:p>
      <text:p text:style-name="P9"/>
      <text:p text:style-name="P13">//<text:span text:style-name="T2">s specifies the per-round shift amounts</text:span></text:p>
      <text:p text:style-name="P9">s[ 0..15] := { 7, 12, 17, 22, <text:s/>7, 12, 17, 22, <text:s/>7, 12, 17, 22, <text:s/>7, 12, 17, 22 }</text:p>
      <text:p text:style-name="P9">s[16..31] := { 5, <text:s/>9, 14, 20, <text:s/>5, <text:s/>9, 14, 20, <text:s/>5, <text:s/>9, 14, 20, <text:s/>5, <text:s/>9, 14, 20 }</text:p>
      <text:p text:style-name="P9">s[32..47] := { 4, 11, 16, 23, <text:s/>4, 11, 16, 23, <text:s/>4, 11, 16, 23, <text:s/>4, 11, 16, 23 }</text:p>
      <text:p text:style-name="P9">s[48..63] := { 6, 10, 15, 21, <text:s/>6, 10, 15, 21, <text:s/>6, 10, 15, 21, <text:s/>6, 10, 15, 21 }</text:p>
      <text:p text:style-name="P9"/>
      <text:p text:style-name="P13">//<text:span text:style-name="T2">Use binary integer part of the sines of integers (Radians) as constants:</text:span></text:p>
      <text:p text:style-name="P9"><text:span text:style-name="T1">for</text:span> i <text:span text:style-name="T1">from</text:span> 0 <text:span text:style-name="T1">to</text:span> 63</text:p>
      <text:p text:style-name="P9"><text:s text:c="4"/>K[i] := floor(2<text:span text:style-name="T3">32</text:span> × abs(sin(i + 1)))</text:p>
      <text:p text:style-name="P10">end for</text:p>
      <text:p text:style-name="P13">//<text:span text:style-name="T2">(Or just use the following precomputed table):</text:span></text:p>
      <text:p text:style-name="P9">K[ 0.. 3] := { 0xd76aa478, 0xe8c7b756, 0x242070db, 0xc1bdceee }</text:p>
      <text:p text:style-name="P9">K[ 4.. 7] := { 0xf57c0faf, 0x4787c62a, 0xa8304613, 0xfd469501 }</text:p>
      <text:p text:style-name="P9">K[ 8..11] := { 0x698098d8, 0x8b44f7af, 0xffff5bb1, 0x895cd7be }</text:p>
      <text:p text:style-name="P9">K[12..15] := { 0x6b901122, 0xfd987193, 0xa679438e, 0x49b40821 }</text:p>
      <text:p text:style-name="P9">K[16..19] := { 0xf61e2562, 0xc040b340, 0x265e5a51, 0xe9b6c7aa }</text:p>
      <text:p text:style-name="P9">K[20..23] := { 0xd62f105d, 0x02441453, 0xd8a1e681, 0xe7d3fbc8 }</text:p>
      <text:p text:style-name="P9">K[24..27] := { 0x21e1cde6, 0xc33707d6, 0xf4d50d87, 0x455a14ed }</text:p>
      <text:p text:style-name="P9">K[28..31] := { 0xa9e3e905, 0xfcefa3f8, 0x676f02d9, 0x8d2a4c8a }</text:p>
      <text:p text:style-name="P9">K[32..35] := { 0xfffa3942, 0x8771f681, 0x6d9d6122, 0xfde5380c }</text:p>
      <text:p text:style-name="P9">K[36..39] := { 0xa4beea44, 0x4bdecfa9, 0xf6bb4b60, 0xbebfbc70 }</text:p>
      <text:p text:style-name="P9">K[40..43] := { 0x289b7ec6, 0xeaa127fa, 0xd4ef3085, 0x04881d05 }</text:p>
      <text:p text:style-name="P9">K[44..47] := { 0xd9d4d039, 0xe6db99e5, 0x1fa27cf8, 0xc4ac5665 }</text:p>
      <text:p text:style-name="P9">K[48..51] := { 0xf4292244, 0x432aff97, 0xab9423a7, 0xfc93a039 }</text:p>
      <text:p text:style-name="P9">K[52..55] := { 0x655b59c3, 0x8f0ccc92, 0xffeff47d, 0x85845dd1 }</text:p>
      <text:p text:style-name="P9">K[56..59] := { 0x6fa87e4f, 0xfe2ce6e0, 0xa3014314, 0x4e0811a1 }</text:p>
      <text:p text:style-name="P9">K[60..63] := { 0xf7537e82, 0xbd3af235, 0x2ad7d2bb, 0xeb86d391 }</text:p>
      <text:p text:style-name="P9"/>
      <text:p text:style-name="P13">//<text:span text:style-name="T2">Initialize variables:</text:span></text:p>
      <text:p text:style-name="P9"><text:span text:style-name="T1">var</text:span> <text:span text:style-name="T2">int</text:span> a0 := 0x67452301 <text:s text:c="2"/><text:span text:style-name="T4">//A</text:span></text:p>
      <text:p text:style-name="P9"><text:span text:style-name="T1">var</text:span> <text:span text:style-name="T2">int</text:span> b0 := 0xefcdab89 <text:s text:c="2"/><text:span text:style-name="T4">//B</text:span></text:p>
      <text:p text:style-name="P9"><text:span text:style-name="T1">var</text:span> <text:span text:style-name="T2">int</text:span> c0 := 0x98badcfe <text:s text:c="2"/><text:span text:style-name="T4">//C</text:span></text:p>
      <text:p text:style-name="P9"><text:span text:style-name="T1">var</text:span> <text:span text:style-name="T2">int</text:span> d0 := 0x10325476 <text:s text:c="2"/><text:span text:style-name="T4">//D</text:span></text:p>
      <text:p text:style-name="P9"/>
      <text:p text:style-name="P13">//<text:span text:style-name="T2">Pre-processing: adding a single 1 bit</text:span></text:p>
      <text:p text:style-name="P9"><text:span text:style-name="T1">append</text:span> "1" bit <text:span text:style-name="T1">to</text:span> message<text:span text:style-name="T4"> <text:s text:c="3"/></text:span></text:p>
      <text:p text:style-name="P13">// Notice: the input bytes are considered as bits strings,</text:p>
      <text:p text:style-name="Preformatted_20_Text"><text:span text:style-name="T6">// <text:s/>where the first bit is the most significant bit of the byte.</text:span><text:bookmark text:name="cite_ref-50"/><text:a xlink:type="simple" xlink:href="https://en.wikipedia.org/wiki/MD5#cite_note-50" text:style-name="Internet_20_link" text:visited-style-name="Visited_20_Internet_20_Link"><text:span text:style-name="T7">[50]</text:span></text:a></text:p>
      <text:p text:style-name="P9"/>
      <text:p text:style-name="P13">//<text:span text:style-name="T2">Pre-processing: padding with zeros</text:span></text:p>
      <text:p text:style-name="P9"><text:span text:style-name="T1">append</text:span> "0" bit <text:span text:style-name="T1">until</text:span> message length in bits ≡ 448 (mod 512)</text:p>
      <text:p text:style-name="P9"><text:span text:style-name="T1">append</text:span> original length in bits <text:span text:style-name="T1">mod</text:span> 2<text:span text:style-name="T3">64</text:span> <text:span text:style-name="T1">to</text:span> message</text:p>
      <text:p text:style-name="P9"/>
      <text:p text:style-name="P13">//<text:span text:style-name="T2">Process the message in successive 512-bit chunks:</text:span></text:p>
      <text:p text:style-name="P9"><text:soft-page-break/><text:span text:style-name="T1">for each</text:span> <text:span text:style-name="T2">512-bit</text:span> chunk <text:span text:style-name="T1">of</text:span> padded message</text:p>
      <text:p text:style-name="P9"><text:s text:c="4"/>break chunk into sixteen 32-bit words M[j], 0 ≤ j ≤ 15</text:p>
      <text:p text:style-name="P13"><text:s text:c="4"/>//<text:span text:style-name="T2">Initialize hash value for this chunk:</text:span></text:p>
      <text:p text:style-name="P9"><text:s text:c="4"/><text:span text:style-name="T1">var</text:span> <text:span text:style-name="T2">int</text:span> A := a0</text:p>
      <text:p text:style-name="P9"><text:s text:c="4"/><text:span text:style-name="T1">var</text:span> <text:span text:style-name="T2">int</text:span> B := b0</text:p>
      <text:p text:style-name="P9"><text:s text:c="4"/><text:span text:style-name="T1">var</text:span> <text:span text:style-name="T2">int</text:span> C := c0</text:p>
      <text:p text:style-name="P9"><text:s text:c="4"/><text:span text:style-name="T1">var</text:span> <text:span text:style-name="T2">int</text:span> D := d0</text:p>
      <text:p text:style-name="P13"><text:s text:c="4"/>//<text:span text:style-name="T2">Main loop:</text:span></text:p>
      <text:p text:style-name="P9"><text:s text:c="4"/><text:span text:style-name="T1">for</text:span> i <text:span text:style-name="T1">from</text:span> 0 <text:span text:style-name="T1">to</text:span> 63</text:p>
      <text:p text:style-name="P9"><text:s text:c="8"/><text:span text:style-name="T1">var</text:span> <text:span text:style-name="T2">int</text:span> F, g</text:p>
      <text:p text:style-name="P9"><text:s text:c="8"/><text:span text:style-name="T1">if</text:span> 0 ≤ i ≤ 15 <text:span text:style-name="T1">then</text:span></text:p>
      <text:p text:style-name="P9"><text:s text:c="12"/>F := (B <text:span text:style-name="T1">and</text:span> C) <text:span text:style-name="T1">or</text:span> ((<text:span text:style-name="T1">not</text:span> B) <text:span text:style-name="T1">and</text:span> D)</text:p>
      <text:p text:style-name="P9"><text:s text:c="12"/>g := i</text:p>
      <text:p text:style-name="P9"><text:s text:c="8"/><text:span text:style-name="T1">else if</text:span> 16 ≤ i ≤ 31 <text:span text:style-name="T1">then</text:span></text:p>
      <text:p text:style-name="P9"><text:s text:c="12"/>F := (D <text:span text:style-name="T1">and</text:span> B) <text:span text:style-name="T1">or</text:span> ((<text:span text:style-name="T1">not</text:span> D) <text:span text:style-name="T1">and</text:span> C)</text:p>
      <text:p text:style-name="P9"><text:s text:c="12"/>g := (5×i + 1) <text:span text:style-name="T1">mod</text:span> 16</text:p>
      <text:p text:style-name="P9"><text:s text:c="8"/><text:span text:style-name="T1">else if</text:span> 32 ≤ i ≤ 47 <text:span text:style-name="T1">then</text:span></text:p>
      <text:p text:style-name="P9"><text:s text:c="12"/>F := B <text:span text:style-name="T1">xor</text:span> C <text:span text:style-name="T1">xor</text:span> D</text:p>
      <text:p text:style-name="P9"><text:s text:c="12"/>g := (3×i + 5) <text:span text:style-name="T1">mod</text:span> 16</text:p>
      <text:p text:style-name="P9"><text:s text:c="8"/><text:span text:style-name="T1">else if</text:span> 48 ≤ i ≤ 63 <text:span text:style-name="T1">then</text:span></text:p>
      <text:p text:style-name="P9"><text:s text:c="12"/>F := C <text:span text:style-name="T1">xor</text:span> (B <text:span text:style-name="T1">or</text:span> (<text:span text:style-name="T1">not</text:span> D))</text:p>
      <text:p text:style-name="P9"><text:s text:c="12"/>g := (7×i) <text:span text:style-name="T1">mod</text:span> 16</text:p>
      <text:p text:style-name="P13"><text:s text:c="8"/>//<text:span text:style-name="T2">Be wary of the below definitions of a,b,c,d</text:span></text:p>
      <text:p text:style-name="P9"><text:s text:c="8"/>F := F + A + K[i] + M[g]</text:p>
      <text:p text:style-name="P9"><text:s text:c="8"/>A := D</text:p>
      <text:p text:style-name="P9"><text:s text:c="8"/>D := C</text:p>
      <text:p text:style-name="P9"><text:s text:c="8"/>C := B</text:p>
      <text:p text:style-name="P9"><text:s text:c="8"/>B := B + <text:span text:style-name="T1">leftrotate</text:span>(F, s[i])</text:p>
      <text:p text:style-name="P9"><text:s text:c="4"/><text:span text:style-name="T1">end for</text:span></text:p>
      <text:p text:style-name="P13"><text:s text:c="4"/>//<text:span text:style-name="T2">Add this chunk's hash to result so far:</text:span></text:p>
      <text:p text:style-name="P9"><text:s text:c="4"/>a0 := a0 + A</text:p>
      <text:p text:style-name="P9"><text:s text:c="4"/>b0 := b0 + B</text:p>
      <text:p text:style-name="P9"><text:s text:c="4"/>c0 := c0 + C</text:p>
      <text:p text:style-name="P9"><text:s text:c="4"/>d0 := d0 + D</text:p>
      <text:p text:style-name="P10">end for</text:p>
      <text:p text:style-name="P9"/>
      <text:p text:style-name="P9"><text:span text:style-name="T1">var</text:span> <text:span text:style-name="T2">char</text:span> digest[16] := a0 <text:span text:style-name="T1">append</text:span> b0 <text:span text:style-name="T1">append</text:span> c0 <text:span text:style-name="T1">append</text:span> d0 <text:span text:style-name="T4">//</text:span><text:span text:style-name="T5">(Output is in little-endian)</text:span></text:p>
      <text:p text:style-name="P9"/>
      <text:p text:style-name="P13">//<text:span text:style-name="T2">leftrotate function definition</text:span></text:p>
      <text:p text:style-name="P9"><text:span text:style-name="T1">leftrotate</text:span> (x, c)</text:p>
      <text:p text:style-name="P17"><text:s text:c="4"/><text:span text:style-name="T1">return</text:span> (x &lt;&lt; c) <text:span text:style-name="T1">binary or</text:span> (x &gt;&gt; (32-c)); </text:p>
      <text:p text:style-name="P18"/>
      <text:p text:style-name="P19">PRN-132- Palak Khurana</text:p>
      <text:p text:style-name="P19">PRN-222- Vriti <text:s text:c="9"/></text:p>
      <text:p text:style-name="P19">PRN-232- Shantnu Hada</text:p>
      <text:p text:style-name="P19">PRN-227- Yogesh Jai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9T16:52:24.314107023</meta:creation-date>
    <dc:date>2019-09-19T19:49:22.402172902</dc:date>
    <meta:editing-duration>PT1H2M43S</meta:editing-duration>
    <meta:editing-cycles>9</meta:editing-cycles>
    <meta:generator>LibreOffice/6.0.7.3$Linux_X86_64 LibreOffice_project/00m0$Build-3</meta:generator>
    <meta:document-statistic meta:table-count="0" meta:image-count="0" meta:object-count="0" meta:page-count="4" meta:paragraph-count="152" meta:word-count="1397" meta:character-count="7898" meta:non-whitespace-character-count="6159"/>
  </office:meta>
</office:document-meta>
</file>